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17.59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.595cm" fo:margin-left="0cm" table:align="left"/>
    </style:style>
    <style:style style:name="Таблица10.A" style:family="table-column">
      <style:table-column-properties style:column-width="2.99cm"/>
    </style:style>
    <style:style style:name="Таблица10.B" style:family="table-column">
      <style:table-column-properties style:column-width="11.8cm"/>
    </style:style>
    <style:style style:name="Таблица10.C" style:family="table-column">
      <style:table-column-properties style:column-width="2.80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523c9" officeooo:paragraph-rsid="000523c9"/>
    </style:style>
    <style:style style:name="P2" style:family="paragraph" style:parent-style-name="Standard">
      <style:text-properties fo:language="en" fo:country="US" officeooo:rsid="000062a8" officeooo:paragraph-rsid="000062a8"/>
    </style:style>
    <style:style style:name="P3" style:family="paragraph" style:parent-style-name="Table_20_Contents">
      <style:text-properties officeooo:rsid="00a96a49" officeooo:paragraph-rsid="0000d490"/>
    </style:style>
    <style:style style:name="P4" style:family="paragraph" style:parent-style-name="Table_20_Contents">
      <style:text-properties fo:language="ru" fo:country="RU" officeooo:rsid="00a96a49" officeooo:paragraph-rsid="0000d490"/>
    </style:style>
    <style:style style:name="P5" style:family="paragraph" style:parent-style-name="Table_20_Contents">
      <style:text-properties fo:language="ru" fo:country="RU" fo:font-weight="bold" officeooo:rsid="00abfaa1" officeooo:paragraph-rsid="0000d490" style:font-weight-asian="bold" style:font-weight-complex="bold"/>
    </style:style>
    <style:style style:name="P6" style:family="paragraph" style:parent-style-name="Table_20_Contents">
      <style:text-properties fo:language="ru" fo:country="RU" officeooo:rsid="00abfaa1" officeooo:paragraph-rsid="0000d490"/>
    </style:style>
    <style:style style:name="P7" style:family="paragraph" style:parent-style-name="Table_20_Contents">
      <style:text-properties fo:font-weight="bold" officeooo:paragraph-rsid="0000d490" style:font-weight-asian="bold" style:font-weight-complex="bold"/>
    </style:style>
    <style:style style:name="P8" style:family="paragraph" style:parent-style-name="Table_20_Contents">
      <style:text-properties fo:language="en" fo:country="US" officeooo:rsid="00abfaa1" officeooo:paragraph-rsid="0000d490"/>
    </style:style>
    <style:style style:name="P9" style:family="paragraph" style:parent-style-name="Table_20_Contents">
      <style:text-properties officeooo:rsid="00abfaa1" officeooo:paragraph-rsid="0000d490"/>
    </style:style>
    <style:style style:name="P10" style:family="paragraph" style:parent-style-name="Table_20_Contents">
      <style:text-properties officeooo:paragraph-rsid="0000d490"/>
    </style:style>
    <style:style style:name="P11" style:family="paragraph" style:parent-style-name="Text_20_body">
      <style:text-properties fo:language="ru" fo:country="RU" officeooo:rsid="00a96a49" officeooo:paragraph-rsid="0000d490"/>
    </style:style>
    <style:style style:name="P12" style:family="paragraph" style:parent-style-name="Text_20_body">
      <style:text-properties fo:language="ru" fo:country="RU" officeooo:rsid="00026704" officeooo:paragraph-rsid="00026704"/>
    </style:style>
    <style:style style:name="P13" style:family="paragraph" style:parent-style-name="Text_20_body">
      <style:text-properties officeooo:paragraph-rsid="00026704"/>
    </style:style>
    <style:style style:name="T1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abfaa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0d490"/>
    </style:style>
    <style:style style:name="T6" style:family="text">
      <style:text-properties fo:language="en" fo:country="US" officeooo:rsid="00ab37e0"/>
    </style:style>
    <style:style style:name="T7" style:family="text">
      <style:text-properties fo:language="en" fo:country="US" officeooo:rsid="00abfaa1"/>
    </style:style>
    <style:style style:name="T8" style:family="text">
      <style:text-properties fo:language="en" fo:country="US" fo:font-weight="bold" officeooo:rsid="00ad43b6" style:font-weight-asian="bold" style:font-weight-complex="bold"/>
    </style:style>
    <style:style style:name="T9" style:family="text">
      <style:text-properties fo:language="en" fo:country="US" officeooo:rsid="008acccb"/>
    </style:style>
    <style:style style:name="T10" style:family="text">
      <style:text-properties fo:language="en" fo:country="US" officeooo:rsid="00026704"/>
    </style:style>
    <style:style style:name="T11" style:family="text">
      <style:text-properties officeooo:rsid="0000d490"/>
    </style:style>
    <style:style style:name="T12" style:family="text">
      <style:text-properties officeooo:rsid="00a96a49"/>
    </style:style>
    <style:style style:name="T13" style:family="text">
      <style:text-properties officeooo:rsid="00ad43b6"/>
    </style:style>
    <style:style style:name="T14" style:family="text">
      <style:text-properties officeooo:rsid="00ab37e0"/>
    </style:style>
    <style:style style:name="T15" style:family="text">
      <style:text-properties officeooo:rsid="00026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Hybernate <text:span text:style-name="T2">и </text:span>Spring </text:h>
      <text:p text:style-name="P2"><text:a xlink:type="simple" xlink:href="https://www.codeflow.site/ru/article/tutorials__hibernate-tutorials" text:style-name="Internet_20_link" text:visited-style-name="Visited_20_Internet_20_Link">https://www.codeflow.site/ru/article/tutorials__hibernate-tutorials</text:a> </text:p>
      <text:p text:style-name="P2"/>
      <text:h text:style-name="Heading_20_1" text:outline-level="1">Начало</text:h>
      <text:p text:style-name="P1"/>
      <text:p text:style-name="P11">Hybernate - механизм отображения объектов <text:span text:style-name="T4">java </text:span>в реляционной базе данных.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">@Entity</text:p>
            <text:p text:style-name="P10"><text:span text:style-name="T12">@Table(name = “listOfUsers”)</text:span></text:p>
            <text:p text:style-name="P3">public class ListOfUsers () {</text:p>
            <text:p text:style-name="P3"/>
            <text:p text:style-name="P3">@Id</text:p>
            <text:p text:style-name="P10"><text:span text:style-name="T12">@GeneratedValue = (strategy = GenerationType.AUTO)</text:span></text:p>
            <text:p text:style-name="P3">private Long Id;</text:p>
            <text:p text:style-name="P3"/>
            <text:p text:style-name="P3">private String Name;</text:p>
            <text:p text:style-name="P3"/>
            <text:p text:style-name="P3">}</text:p>
          </table:table-cell>
        </table:table-row>
      </table:table>
      <text:p text:style-name="P4"/>
      <text:p text:style-name="P4">@Id — <text:span text:style-name="T13">аннотация, определяющая первичный ключ сущности(таблицы).</text:span></text:p>
      <text:p text:style-name="P4"><text:line-break/>GenerationType — <text:span text:style-name="T14">по умолчанию</text:span><text:span text:style-name="T6">(</text:span><text:span text:style-name="T14">если не указывать</text:span><text:span text:style-name="T7">)</text:span><text:span text:style-name="T14"> — </text:span><text:span text:style-name="T6">AUTO.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7"><text:span text:style-name="T3">Тип<text:line-break/>генерации</text:span></text:p>
          </table:table-cell>
          <table:table-cell table:style-name="Таблица10.A1" office:value-type="string">
            <text:p text:style-name="P5">Описание</text:p>
          </table:table-cell>
          <table:table-cell table:style-name="Таблица10.C1" office:value-type="string">
            <text:p text:style-name="P5">Подходящие БД</text:p>
          </table:table-cell>
        </table:table-row>
        <table:table-row>
          <table:table-cell table:style-name="Таблица10.A2" office:value-type="string">
            <text:p text:style-name="P10"/>
          </table:table-cell>
          <table:table-cell table:style-name="Таблица10.A2" office:value-type="string">
            <text:p text:style-name="P6">Генерирует случайный, уникальный ключ.</text:p>
          </table:table-cell>
          <table:table-cell table:style-name="Таблица10.C2" office:value-type="string">
            <text:p text:style-name="P10"/>
          </table:table-cell>
        </table:table-row>
        <table:table-row>
          <table:table-cell table:style-name="Таблица10.A2" office:value-type="string">
            <text:p text:style-name="P8">Identity</text:p>
          </table:table-cell>
          <table:table-cell table:style-name="Таблица10.A2" office:value-type="string">
            <text:p text:style-name="P6">Автоинкриментные значения.<text:line-break/><text:span text:style-name="T13">То есть в таблице БД такие поля помечены как <text:line-break/></text:span><text:span text:style-name="T8">AI (auto_increment)</text:span></text:p>
          </table:table-cell>
          <table:table-cell table:style-name="Таблица10.C2" office:value-type="string">
            <text:p text:style-name="P9">Postgres</text:p>
            <text:p text:style-name="P9">mysql</text:p>
            <text:p text:style-name="P8">db2, sybase</text:p>
          </table:table-cell>
        </table:table-row>
        <table:table-row>
          <table:table-cell table:style-name="Таблица10.A2" office:value-type="string">
            <text:p text:style-name="P9">sequence</text:p>
          </table:table-cell>
          <table:table-cell table:style-name="Таблица10.A2" office:value-type="string">
            <text:p text:style-name="P10"/>
          </table:table-cell>
          <table:table-cell table:style-name="Таблица10.C2" office:value-type="string">
            <text:p text:style-name="P9">Oracle</text:p>
            <text:p text:style-name="P9">db2</text:p>
            <text:p text:style-name="P9">postgres</text:p>
          </table:table-cell>
        </table:table-row>
        <table:table-row>
          <table:table-cell table:style-name="Таблица10.A2" office:value-type="string">
            <text:p text:style-name="P9">table</text:p>
          </table:table-cell>
          <table:table-cell table:style-name="Таблица10.A2" office:value-type="string">
            <text:p text:style-name="P10"/>
          </table:table-cell>
          <table:table-cell table:style-name="Таблица10.C2" office:value-type="string">
            <text:p text:style-name="P9">oracle</text:p>
          </table:table-cell>
        </table:table-row>
      </table:table>
      <text:p text:style-name="P13"><text:span text:style-name="T9"><text:line-break/></text:span></text:p>
      <text:p text:style-name="P12">Аннотации</text:p>
      <text:p text:style-name="P13"><text:span text:style-name="T10">@OneToMany, <text:s/>@ManyToMany</text:span></text:p>
      <text:p text:style-name="P13"><text:span text:style-name="T1">Цитата из Hibernate Annotations Reference Guide:</text:span><text:line-break/><text:span text:style-name="T1">Без описания отображения, для соотношения один-ко-многим используется связующая </text:span><text:soft-page-break/><text:span text:style-name="T1">таблица. Именем таблицы является конкатенация имени первой таблицы, символа «_» и имени второй таблицы. Для обеспечения соотношения один ко многим колонке с id первой таблицы присваивается модификатор UNIQUE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pple-system" svg:font-family="apple-system, BlinkMacSystemFon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20-01-11T15:40:30.813000000</dc:date>
    <meta:editing-duration>PT3H28M28S</meta:editing-duration>
    <meta:editing-cycles>5</meta:editing-cycles>
    <meta:document-statistic meta:table-count="2" meta:image-count="0" meta:object-count="0" meta:page-count="2" meta:paragraph-count="33" meta:word-count="127" meta:character-count="1044" meta:non-whitespace-character-count="939"/>
  </office:meta>
</office:document-meta>
</file>